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11d" officeooo:paragraph-rsid="000dc60e"/>
    </style:style>
    <style:style style:name="P2" style:family="paragraph" style:parent-style-name="Standard">
      <style:text-properties officeooo:rsid="0098b6d8" officeooo:paragraph-rsid="000dc60e"/>
    </style:style>
    <style:style style:name="P3" style:family="paragraph" style:parent-style-name="Standard">
      <style:text-properties officeooo:rsid="009d154f" officeooo:paragraph-rsid="000dc60e"/>
    </style:style>
    <style:style style:name="P4" style:family="paragraph" style:parent-style-name="Standard">
      <style:text-properties officeooo:rsid="009d261c" officeooo:paragraph-rsid="000dc60e"/>
    </style:style>
    <style:style style:name="P5" style:family="paragraph" style:parent-style-name="Standard">
      <style:text-properties officeooo:rsid="000f08ff" officeooo:paragraph-rsid="000dc60e"/>
    </style:style>
    <style:style style:name="P6" style:family="paragraph" style:parent-style-name="Standard">
      <style:text-properties officeooo:rsid="0010d463" officeooo:paragraph-rsid="000dc60e"/>
    </style:style>
    <style:style style:name="P7" style:family="paragraph" style:parent-style-name="Standard">
      <style:text-properties officeooo:rsid="001138eb" officeooo:paragraph-rsid="000dc60e"/>
    </style:style>
    <style:style style:name="P8" style:family="paragraph" style:parent-style-name="Standard">
      <style:text-properties officeooo:rsid="0011f416" officeooo:paragraph-rsid="000dc60e"/>
    </style:style>
    <style:style style:name="P9" style:family="paragraph" style:parent-style-name="Standard">
      <style:text-properties officeooo:rsid="00131901" officeooo:paragraph-rsid="000dc60e"/>
    </style:style>
    <style:style style:name="P10" style:family="paragraph" style:parent-style-name="Standard">
      <style:text-properties officeooo:rsid="0013893e" officeooo:paragraph-rsid="000dc60e"/>
    </style:style>
    <style:style style:name="P11" style:family="paragraph" style:parent-style-name="Standard">
      <style:text-properties officeooo:rsid="001559f9" officeooo:paragraph-rsid="000dc60e"/>
    </style:style>
    <style:style style:name="P12" style:family="paragraph" style:parent-style-name="Standard">
      <style:text-properties officeooo:rsid="0015ff6d" officeooo:paragraph-rsid="000dc60e"/>
    </style:style>
    <style:style style:name="P13" style:family="paragraph" style:parent-style-name="Standard">
      <style:text-properties officeooo:rsid="0031b92f" officeooo:paragraph-rsid="000dc60e"/>
    </style:style>
    <style:style style:name="P14" style:family="paragraph" style:parent-style-name="Standard">
      <style:text-properties officeooo:rsid="001b58c8" officeooo:paragraph-rsid="000dc60e"/>
    </style:style>
    <style:style style:name="P15" style:family="paragraph" style:parent-style-name="Heading_20_2">
      <style:paragraph-properties fo:text-align="center" style:justify-single-word="false"/>
      <style:text-properties officeooo:rsid="0098b6d8" officeooo:paragraph-rsid="000dc60e"/>
    </style:style>
    <style:style style:name="T1" style:family="text">
      <style:text-properties officeooo:rsid="00c78e54"/>
    </style:style>
    <style:style style:name="T2" style:family="text">
      <style:text-properties officeooo:rsid="009f10b4"/>
    </style:style>
    <style:style style:name="T3" style:family="text">
      <style:text-properties officeooo:rsid="0010d463"/>
    </style:style>
    <style:style style:name="T4" style:family="text">
      <style:text-properties officeooo:rsid="001138eb"/>
    </style:style>
    <style:style style:name="T5" style:family="text">
      <style:text-properties officeooo:rsid="00c90e67"/>
    </style:style>
    <style:style style:name="T6" style:family="text">
      <style:text-properties officeooo:rsid="00e5cd68"/>
    </style:style>
    <style:style style:name="T7" style:family="text">
      <style:text-properties officeooo:rsid="02dad3ef"/>
    </style:style>
    <style:style style:name="T8" style:family="text">
      <style:text-properties officeooo:rsid="00c9435f"/>
    </style:style>
    <style:style style:name="T9" style:family="text">
      <style:text-properties officeooo:rsid="001559f9"/>
    </style:style>
    <style:style style:name="T10" style:family="text">
      <style:text-properties officeooo:rsid="0034a9b6"/>
    </style:style>
    <style:style style:name="T11" style:family="text">
      <style:text-properties officeooo:rsid="0018bf38"/>
    </style:style>
    <style:style style:name="T12" style:family="text">
      <style:text-properties officeooo:rsid="001d11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2"/>
      <text:p text:style-name="P3">А в конце апреля нас приняли в пионеры. Приём состоялся не в школе, а перед входом в Дом офицеров, потому что там белокаменная голова Ленина на высоком пьедестале.</text:p>
      <text:p text:style-name="P3">Накануне вечером мама нагладила мне брюки через марлю, белую рубашку парадной формы и алый треугольник пионерского галстука.</text:p>
      <text:p text:style-name="P3">Эти вещи она повесила на спинку стула, чтоб утром всё было наготове.</text:p>
      <text:p text:style-name="P3">Когда в комнате никого не было, я потрогал ласковый шёлк пионерского галстука. Мама говорила, что он куплен в магазине, но разве такие вещи продаются?</text:p>
      <text:p text:style-name="P3">Утром светило яркое солнце. Мы, четвероклассники, стояли лицом к строю всех школьников.</text:p>
      <text:p text:style-name="P3">Алые галстуки висели у нас на правой руке, согнутой в локте перед грудью. Воротники наших рубашек отвёрнуты кверху, чтоб старшеклассникам было удобней повязывать нам наши галстуки; но прежде мы хором торжественно поклялись перед лицом своих товарищей — горячо любить свою родину, жить, учиться и бороться, как завещал великий Ленин, как учит коммунистическая партия...</text:p>
      <text:p text:style-name="P3"/>
      <text:p text:style-name="P4">А за неделю до конца учебного года я заболел.</text:p>
      <text:p text:style-name="P4">Мама думала, что это простуда, велела м<text:span text:style-name="T1">не</text:span> лежать в постели, но ничем не могла сбить жар и, когда температура поднялась до сорока градусов, она вызвала скорую помощь из больницы, потому что ещё через два градуса температура стала бы смертельной.</text:p>
      <text:p text:style-name="P4">Я был слишком вял, чтобы гордиться или пугаться, что за мной одним приехала целая машина.</text:p>
      <text:p text:style-name="P4">В больнице сразу определили, что это воспаление лёгких и начали сбивать температуру уколами пенициллина через каждые полчаса.</text:p>
      <text:p text:style-name="P4">Мне было всё равно.</text:p>
      <text:p text:style-name="P4">Через сутки частоту уколов снизили до одного в каждый час. На следующий день ещё на час реже.</text:p>
      <text:p text:style-name="P4">В палате лежали взрослые больные из солдат срочной службы.</text:p>
      <text:p text:style-name="P4">Через неделю я уже гулял во дворе больницы и весь четвёртый класс вместе с учительницей пришли меня навестить и отдать табель с моими оценками.</text:p>
      <text:p text:style-name="P4">Мне было неловко и, почему-то, стыдно и я, вместе с мальчиками нашего класса убежал за угол больницы. Но потом мы вернулись и девочки вручили мне подарок <text:span text:style-name="T2">от класса </text:span>— книгу «Русские Былины», которую мне читала баба Марфа, но только <text:span text:style-name="T2">совсем </text:span>новенькую.</text:p>
      <text:p text:style-name="P5"/>
      <text:p text:style-name="P5">Вот так понемногу и начало всё как-то повторяться в жизни.</text:p>
      <text:p text:style-name="P5">Летом нас опять повезли в пионерский лагерь <text:span text:style-name="T3">к привычным столовой, бараку, линейкам, «мёртвому часу», родительским дням.</text:span></text:p>
      <text:p text:style-name="P6">Но кое-что поменялось. Как полноправного пионера, <text:s/>меня зачислили в третий отряд и нас, вместе с первым и вторым, возили из лагеря купаться в озере. Просто надо подождать одну неделю и чтобы в этот день не зарядил дождь с утра.</text:p>
      <text:p text:style-name="P6">Мы дождались, погода тоже не подкачала и нас повезли на озеро Соминское в машинах с брезентовым верхом.</text:p>
      <text:p text:style-name="P6">Дорога шла всё лесом, по просеке, и мы перепели <text:span text:style-name="T4">все какие знали пионерские песни и мою любимую «ах, картошка объеденье...», и не слишком любимую «мы шли под грохот канонады...» и вообще все, а дорога никак <text:s/>не кончалась, и меня укачивало на её кочках.</text:span></text:p>
      <text:p text:style-name="P7">Потом те, кто сидел у квадратного окошечка прорезанного в передней брезентовой стенке закричали, что впереди над просекой что-то заяснело и мы выехали на заросшую травой поляну на берегу озера.</text:p>
      <text:p text:style-name="P7">В воду <text:span text:style-name="T5">мы</text:span> заходи<text:span text:style-name="T5">ли</text:span> по-отрядно, а потом <text:span text:style-name="T6">нам</text:span> кричали выйти на берег, чтоб запустить следующий отряд. </text:p>
      <text:p text:style-name="P7">Вода была тёмной, а дно мягковато липким.</text:p>
      <text:p text:style-name="P7"><text:soft-page-break/>Сперва я просто подпрыгивал, стоя по грудь в воде, а потом научился плавать, потому что мне дали надувной резиновый круг и показали как надо грести руками и бить ногами.</text:p>
      <text:p text:style-name="P8">Вскоре нас перестали выгонять из воды. Я выпустил воздух из спасательного круга, но всё равно сумел проплыть метра два.</text:p>
      <text:p text:style-name="P8">Когда в конце дня всем <text:span text:style-name="T5">крикнули</text:span> выходить на берег, потому что уезжаем, я ещё пробултыхался напоследок — убедиться, что умение остаётся при мне и с чувством выговорил в уме:</text:p>
      <text:p text:style-name="P8">- Спасибо тебе, Соминское!</text:p>
      <text:p text:style-name="P8"/>
      <text:p text:style-name="P9">В другой раз нас повезли на озеро Глубо<text:span text:style-name="T5">ц</text:span>кое.</text:p>
      <text:p text:style-name="P9">Старшеотрядники говорили, что там лучше — есть пляж и дно песчаное.</text:p>
      <text:p text:style-name="P9">Ехать туда пришлось ещё дольше, но зато автобусом по ровной дороге и меня не укачивало.</text:p>
      <text:p text:style-name="P9">Озеро оказалось просто огромным; говорят, оно соединяется с другими озёрами, по которым ходит катер и где есть Муравьиный остров. </text:p>
      <text:p text:style-name="P9">На том острове муравьиные кучи — в рост человека, а ещё там есть монастырь и если кто-то в нём провинится, то его связывают и бросают на какой-нибудь из муравейников. Муравьи думают, что это нападение и за сутки от наказанного остаётся лишь начисто обглоданный скелет.</text:p>
      <text:p text:style-name="P9">Но с места купания никаких катеров и островов видно не было.</text:p>
      <text:p text:style-name="P9">А дно и впрямь оказалось песчаным, только по нему надо долго брести, пока кончится мелководье.</text:p>
      <text:p text:style-name="P9">Выбредая обратно, я глубоко разрезал ногу на ступне возле пальца. </text:p>
      <text:p text:style-name="P9">Кровь шла очень сильно и на берегу мне забинтовали рану. Бинт пропитался кровью, но не выпускал её выливаться.</text:p>
      <text:p text:style-name="P9">Всех предупредили быть осторожнее, а потом кто-то из взрослых нашёл половину разбитой бутылки в песчаном дне и забросил её подальше к середине озера, но меня это не утешило.</text:p>
      <text:p text:style-name="P9">На обратном пути я даже начал всхлипывать в автобусе, но кто-то из воспитателей оборвал меня: «ты парень, или тряпка?» и я прекратил скулёж и в дальнейшей жизни стыдился стонать от боли.</text:p>
      <text:p text:style-name="P9"/>
      <text:p text:style-name="P10">Два раза за смену нас возили в баню в соседней деревне.</text:p>
      <text:p text:style-name="P10">Первый раз я пропустил — вернулся в палату отряда взять забытое мыло, а когда прибежал к столовой автобусы и машины уже уехали.</text:p>
      <text:p text:style-name="P10">В лагере <text:span text:style-name="T7">стало</text:span> тихо и пусто: только поварихи в столовой да я. Делай что хочешь, ходи куда хочешь: <text:span text:style-name="T8">можно </text:span>даже в палатки первоотрядников с четырьмя железными койками на некрашеных досках пола, <text:span text:style-name="T6"><text:s/>где</text:span> по брезентовым стена<text:span text:style-name="T8">м</text:span> играют резные тени листвы ближайших деревьев.</text:p>
      <text:p text:style-name="P10">Но я почему-то вскарабкался на будку без крыши, но зато с железной бочкой поверх дощатых стен.</text:p>
      <text:p text:style-name="P10">Это душ воспитателей и вожатых. Воду в бочку заливали вёдрами и она нагревалась там солнцем.</text:p>
      <text:p text:style-name="P10">Все два часа безлюдья я провёл на той будке, бродя по узким брусьям вокруг бочки, пока не вернулся весь лагерь.</text:p>
      <text:p text:style-name="P10">А второй раз я не пропустил, но баня мне не понравилась — никаких ванн, а мыться надо из тазика с ушками, <text:span text:style-name="T9">который наполняешь из двух больших кранов в стене — в одном обжигающий кипяток, в другом холодная вода. Не сразу и сообразишь из какого сколько надо набрать в тазик, а сзади подгоняет очередь с пустыми тазиками в руках.</text:span></text:p>
      <text:p text:style-name="P10"/>
      <text:p text:style-name="P11">В конце смены в лагере устраивали прощальный костёр. Для него отводилось место на дальнем краю поля позади столовой, где опять начинался лес.</text:p>
      <text:p text:style-name="P11">С утра, после завтрака, старшие отряды шли в тот лес, через временный проход в колючей проволоке, <text:span text:style-name="T8">и </text:span>заготавлива<text:span text:style-name="T8">ли</text:span> сухой валежник для костра. <text:span text:style-name="T8">Заготовка продолжалась и</text:span> после <text:soft-page-break/>обеда, так что к вечеру на поле вырастала груда из сухих ветвей и сучьев выше человеческого роста.</text:p>
      <text:p text:style-name="P11"><text:s/>В послеужинных сумерках эту груду поджигали с разных концов и она высоко пылала под наши хоровые песни и марши баяниста.</text:p>
      <text:p text:style-name="P11">Директор и воспитатели о чём-то спорили громкими голосами. Директор соглашался и отдавал распоряжение своему шофёру. Тот отвечал: «как знаете», уходил в сторону лагерных строений и приезжал обратно на «газике», из которого доставал железную канистру.</text:p>
      <text:p text:style-name="P11">Детям приказывали отойти от костра и шофёр плескал на огонь из канистры.</text:p>
      <text:p text:style-name="P12">Жирный клуб красно-чёрного пламени с гулом взмётывался в ночную тьму, метра на три <text:span text:style-name="T9">—</text:span> не меньше, и снова опадал до следующего выплеска.</text:p>
      <text:p text:style-name="P12">Наутро мы садились в автобусы и нас везли домой.</text:p>
      <text:p text:style-name="P13">Но окончание лагерной смены не означало конец лета.</text:p>
      <text:p text:style-name="P13"/>
      <text:p text:style-name="P13">И снова Речка, и снова лес, <text:span text:style-name="T10">игры в «войнушку», казаки-разбойники, в «американку» и «12 палочек»</text:span>. <text:s/><text:span text:style-name="T10">И всё новые приключения из библиотеки части.</text:span></text:p>
      <text:p text:style-name="P14"><text:span text:style-name="T7">Однако, п</text:span>омимо прогулок по дальним планетам и таинственным островам, которые совершались лёжа на боку перед раскрытой на диване книгой, я гулял ещё и по лесу.</text:p>
      <text:p text:style-name="P14">Причины случались разные: то соседский Юра Зимин позовёт собирать заячью капусту, а мне очень интересно <text:s/><text:span text:style-name="T11">—</text:span> какая у зайцев капуста? <text:s/>Кисленькая, но вкусно, только больно уж листочки махонькие.</text:p>
      <text:p text:style-name="P14">Или сестра Наташа сообщит, что на болоте, позади соседнего квартала, голубики видимо-невидимо! Один мальчик целый бидон <text:s/>принёс!</text:p>
      <text:p text:style-name="P14">Тут уж меня обуревал дух соревнования — не уступать же какому-то одному мальчику!</text:p>
      <text:p text:style-name="P14">Но чаще я бродил один и почти без цели, ну, если не считать поиск ствола можжевельника пригодного для лука. Или сбора зелёных шишек сосны для всяких поделок — воткнёшь в шишку четыре спички и это уже ноги, <text:span text:style-name="T12">а на торчащую кверху спичку насадишь шишку помельче и — вот <text:s/>тебе лошадка, осталось только хвост приделать.</text:span></text:p>
      <text:p text:style-name="P1">За шишками надо залазить на молодые сосны с нежной светло-коричневой корой, которая шелушится и липнет к ладоням бесцветной смолой, а та через несколько минут чернеет на коже, а на штанах остаётся белыми пятнами.</text:p>
      <text:p text:style-name="P1">Сосны качаются от ветра и от твоего веса. Зато молодые шишки такие красивые: зелёные, плотные — будто лакированные.</text:p>
      <text:p text:style-name="P1">А на старых больших соснах шишки серые и разъерошенные врастопырку.</text:p>
      <text:p text:style-name="P1">Зелёные на них тоже бывают, но на концах длинных веток, куда не дотянуться, а ветку не согнуть — слишком толс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3:57:14.625137166</meta:creation-date>
    <dc:date>2017-02-28T13:57:25.390602899</dc:date>
    <dc:creator>sehrguey </dc:creator>
    <meta:editing-duration>PT10S</meta:editing-duration>
    <meta:editing-cycles>1</meta:editing-cycles>
    <meta:document-statistic meta:table-count="0" meta:image-count="0" meta:object-count="0" meta:page-count="3" meta:paragraph-count="63" meta:word-count="1367" meta:character-count="8559" meta:non-whitespace-character-count="7228"/>
    <meta:generator>LibreOffice/4.3.3.2$Linux_x86 LibreOffice_project/430m0$Build-2</meta:generator>
  </office:meta>
</office:document-meta>
</file>